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701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6" office:value-type="string" calcext:value-type="string" table:number-columns-spanned="7" table:number-rows-spanned="1">
            <text:p>Destinations / Consumers</text:p>
          </table:table-cell>
          <table:covered-table-cell table:number-columns-repeated="4" table:style-name="ce1"/>
          <table:covered-table-cell table:number-columns-repeated="2" table:style-name="ce21"/>
          <table:table-cell table:style-name="ce22" table:number-columns-repeated="1011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17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getRowClassNam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Body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ceholder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6" table:default-cell-style-name="ce31"/>
        <table:table-column table:style-name="co7" table:number-columns-repeated="7" table:default-cell-style-name="ce31"/>
        <table:table-column table:style-name="co5" table:number-columns-repeated="56" table:default-cell-style-name="ce31"/>
        <table:table-column table:style-name="co5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92in" table:end-y="0.2602in" draw:z-index="8" draw:style-name="gr3" draw:text-style-name="P1" svg:x1="0.7996in" svg:y1="0.7394in" svg:x2="0.7996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64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89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92in" table:end-y="0.2472in" draw:z-index="6" draw:style-name="gr1" draw:text-style-name="P1" svg:x1="0.7996in" svg:y1="0.7185in" svg:x2="0.7996in" svg:y2="1.2268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8" table:end-x="0.7992in" table:end-y="0.289in" draw:z-index="5" draw:style-name="gr1" draw:text-style-name="P1" svg:x1="0.7996in" svg:y1="0.7685in" svg:x2="0.7996in" svg:y2="1.2685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Connected to redux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9:33:12.621475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6</meta:editing-cycles>
    <dc:date>2021-08-14T20:22:44.381665297</dc:date>
    <meta:generator>LibreOffice/7.1.5.2$Linux_X86_64 LibreOffice_project/85f04e9f809797b8199d13c421bd8a2b025d52b5</meta:generator>
    <meta:editing-duration>P2DT10H50M42S</meta:editing-duration>
    <meta:document-statistic meta:table-count="2" meta:cell-count="214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